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16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5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b2b2b2" fo:border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1" table:number-columns-repeated="2" table:default-cell-style-name="ce7"/>
        <table:table-column table:style-name="co4" table:default-cell-style-name="ce15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ersion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/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4"/>
          <table:table-cell table:style-name="ce11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.00.0000</text:date>, <text:time style:data-style-name="N2" text:time-value="22:13:41.7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8:39:48.903536665</meta:creation-date>
    <dc:date>2018-03-05T22:14:18.987000000</dc:date>
    <meta:editing-duration>PT38M10S</meta:editing-duration>
    <meta:editing-cycles>15</meta:editing-cycles>
    <meta:generator>LibreOffice/5.2.7.2$Windows_x86 LibreOffice_project/2b7f1e640c46ceb28adf43ee075a6e8b8439ed10</meta:generator>
    <meta:document-statistic meta:table-count="1" meta:cell-count="437" meta:object-count="0"/>
  </office:meta>
</office:document-meta>
</file>